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xercício Inicial</text:span></text:p>
      <text:p text:style-name="P1"><text:span text:style-name="T2">1. Utilize o Github para Clonar o Repositório da Disciplina:</text:span></text:p>
      <text:p text:style-name="P1"><text:span text:style-name="T2">TM-2020</text:span></text:p>
      <text:p text:style-name="P1"><text:span text:style-name="T2">2. Cria e publica uma nova Branch criada a partir da branch master com o Nome:</text:span></text:p>
      <text:p text:style-name="P1"><text:span text:style-name="T2">Aula01/[Nome]-[No de Aluno] Exemplo: Aula01/RicardoGuia-21301</text:span></text:p>
      <text:p text:style-name="P1"><text:span text:style-name="T2">3. Utilize o Intellij para criar um novo Projeto na mesma pasta onde o repositório foi</text:span></text:p>
      <text:p text:style-name="P1"><text:span text:style-name="T2">clonado no ponto 2</text:span></text:p>
      <text:p text:style-name="P1"><text:span text:style-name="T2">4. Criar um ficheiro javascript, com o nome do aluno, apenas criando uma variável</text:span></text:p>
      <text:p text:style-name="P1"><text:span text:style-name="T2">exemplo : var variable = "Hello World";</text:span></text:p>
      <text:p text:style-name="P1"><text:span text:style-name="T2">5. Submeter\Commit o ficheiro criado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